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imes_New_Roman_1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.443cm" fo:margin-left="0.009cm" fo:margin-top="0cm" fo:margin-bottom="0cm" table:align="left" style:writing-mode="lr-tb"/>
    </style:style>
    <style:style style:name="Таблица3.A" style:family="table-column">
      <style:table-column-properties style:column-width="3.073cm"/>
    </style:style>
    <style:style style:name="Таблица3.C" style:family="table-column">
      <style:table-column-properties style:column-width="3.074cm"/>
    </style:style>
    <style:style style:name="Таблица3.E" style:family="table-column">
      <style:table-column-properties style:column-width="3.274cm"/>
    </style:style>
    <style:style style:name="Таблица3.F" style:family="table-column">
      <style:table-column-properties style:column-width="2.87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6.973cm" fo:keep-together="auto"/>
    </style:style>
    <style:style style:name="Таблица3.3" style:family="table-row">
      <style:table-row-properties style:min-row-height="5.203cm" fo:keep-together="auto"/>
    </style:style>
    <style:style style:name="Таблица3.4" style:family="table-row">
      <style:table-row-properties style:min-row-height="5.004cm" fo:keep-together="auto"/>
    </style:style>
    <style:style style:name="Таблица3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" style:family="table">
      <style:table-properties style:width="18.443cm" fo:margin-left="0.009cm" fo:margin-top="0cm" fo:margin-bottom="0cm" table:align="left" style:writing-mode="lr-tb"/>
    </style:style>
    <style:style style:name="Таблица1.A" style:family="table-column">
      <style:table-column-properties style:column-width="3.073cm"/>
    </style:style>
    <style:style style:name="Таблица1.C" style:family="table-column">
      <style:table-column-properties style:column-width="3.074cm"/>
    </style:style>
    <style:style style:name="Таблица1.D" style:family="table-column">
      <style:table-column-properties style:column-width="2.489cm"/>
    </style:style>
    <style:style style:name="Таблица1.E" style:family="table-column">
      <style:table-column-properties style:column-width="3.395cm"/>
    </style:style>
    <style:style style:name="Таблица1.F" style:family="table-column">
      <style:table-column-properties style:column-width="3.3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6.973cm" fo:keep-together="auto"/>
    </style:style>
    <style:style style:name="Таблица1.3" style:family="table-row">
      <style:table-row-properties style:min-row-height="8.202cm" fo:keep-together="auto"/>
    </style:style>
    <style:style style:name="Таблица1.4" style:family="table-row">
      <style:table-row-properties style:min-row-height="6.775cm" fo:keep-together="auto"/>
    </style:style>
    <style:style style:name="Таблица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style:min-row-height="8.438cm" fo:keep-together="auto"/>
    </style:style>
    <style:style style:name="Таблица1.6" style:family="table-row">
      <style:table-row-properties style:min-row-height="5.004cm" fo:keep-together="auto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18" style:family="paragraph" style:parent-style-name="Text_20_body" style:list-style-name="WWNum3"/>
    <style:style style:name="P19" style:family="paragraph" style:parent-style-name="Text_20_body" style:list-style-name="WWNum4"/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5d57c9" officeooo:paragraph-rsid="005d57c9"/>
    </style:style>
    <style:style style:name="P21" style:family="paragraph" style:parent-style-name="Text_20_body">
      <style:text-properties fo:language="en" fo:country="US" officeooo:rsid="0065cf70" officeooo:paragraph-rsid="0065cf70"/>
    </style:style>
    <style:style style:name="P22" style:family="paragraph" style:parent-style-name="Text_20_body">
      <style:text-properties fo:language="en" fo:country="US" officeooo:rsid="0065cf70" officeooo:paragraph-rsid="00757b1e"/>
    </style:style>
    <style:style style:name="P23" style:family="paragraph" style:parent-style-name="Text_20_body">
      <style:text-properties officeooo:rsid="006250c6" officeooo:paragraph-rsid="006250c6"/>
    </style:style>
    <style:style style:name="P24" style:family="paragraph" style:parent-style-name="Text_20_body">
      <style:text-properties officeooo:rsid="006250c6" officeooo:paragraph-rsid="0062a6ab"/>
    </style:style>
    <style:style style:name="P25" style:family="paragraph" style:parent-style-name="Text_20_body">
      <style:text-properties officeooo:rsid="006250c6" officeooo:paragraph-rsid="0068a429"/>
    </style:style>
    <style:style style:name="P26" style:family="paragraph" style:parent-style-name="Text_20_body">
      <style:text-properties officeooo:rsid="006250c6" officeooo:paragraph-rsid="006ba6a8"/>
    </style:style>
    <style:style style:name="P27" style:family="paragraph" style:parent-style-name="Text_20_body">
      <style:text-properties officeooo:rsid="006250c6" officeooo:paragraph-rsid="00757b1e"/>
    </style:style>
    <style:style style:name="P28" style:family="paragraph" style:parent-style-name="Text_20_body">
      <style:text-properties officeooo:rsid="006551ea" officeooo:paragraph-rsid="006551ea"/>
    </style:style>
    <style:style style:name="P29" style:family="paragraph" style:parent-style-name="Text_20_body">
      <style:text-properties officeooo:rsid="006551ea" officeooo:paragraph-rsid="00757b1e"/>
    </style:style>
    <style:style style:name="P30" style:family="paragraph" style:parent-style-name="Text_20_body">
      <style:text-properties officeooo:paragraph-rsid="006ba6a8"/>
    </style:style>
    <style:style style:name="P31" style:family="paragraph" style:parent-style-name="Text_20_body">
      <style:text-properties fo:language="ru" fo:country="RU" officeooo:rsid="006d1946" officeooo:paragraph-rsid="006d1946"/>
    </style:style>
    <style:style style:name="P32" style:family="paragraph" style:parent-style-name="Text_20_body">
      <style:text-properties fo:language="ru" fo:country="RU" officeooo:rsid="006d1946" officeooo:paragraph-rsid="006ebfe2"/>
    </style:style>
    <style:style style:name="P33" style:family="paragraph" style:parent-style-name="Text_20_body">
      <style:text-properties fo:language="ru" fo:country="RU" officeooo:rsid="006d1946" officeooo:paragraph-rsid="00757b1e"/>
    </style:style>
    <style:style style:name="P34" style:family="paragraph" style:parent-style-name="Text_20_body">
      <style:text-properties fo:language="ru" fo:country="RU" officeooo:rsid="00700155" officeooo:paragraph-rsid="00700155"/>
    </style:style>
    <style:style style:name="P35" style:family="paragraph" style:parent-style-name="Text_20_body">
      <style:text-properties fo:language="ru" fo:country="RU" officeooo:rsid="007141d7" officeooo:paragraph-rsid="007141d7"/>
    </style:style>
    <style:style style:name="P36" style:family="paragraph" style:parent-style-name="Text_20_body">
      <style:text-properties fo:language="ru" fo:country="RU" officeooo:rsid="0073fb9b" officeooo:paragraph-rsid="0073fb9b"/>
    </style:style>
    <style:style style:name="P37" style:family="paragraph" style:parent-style-name="Text_20_body">
      <style:text-properties fo:language="ru" fo:country="RU" officeooo:rsid="0080221d" officeooo:paragraph-rsid="0080221d"/>
    </style:style>
    <style:style style:name="P38" style:family="paragraph" style:parent-style-name="Text_20_body">
      <style:text-properties fo:language="ru" fo:country="RU" officeooo:rsid="0080221d" officeooo:paragraph-rsid="0081d45f"/>
    </style:style>
    <style:style style:name="P39" style:family="paragraph" style:parent-style-name="Text_20_body">
      <style:text-properties fo:language="ru" fo:country="RU" officeooo:rsid="0080221d" officeooo:paragraph-rsid="0081ffc8"/>
    </style:style>
    <style:style style:name="P40" style:family="paragraph" style:parent-style-name="Text_20_body">
      <style:text-properties fo:language="ru" fo:country="RU" officeooo:rsid="0080221d" officeooo:paragraph-rsid="008425ea"/>
    </style:style>
    <style:style style:name="P41" style:family="paragraph" style:parent-style-name="Text_20_body">
      <style:text-properties fo:language="ru" fo:country="RU" officeooo:rsid="0081d45f" officeooo:paragraph-rsid="0081d45f"/>
    </style:style>
    <style:style style:name="P42" style:family="paragraph" style:parent-style-name="Text_20_body">
      <style:text-properties fo:language="ru" fo:country="RU" officeooo:rsid="008761fb" officeooo:paragraph-rsid="008761fb"/>
    </style:style>
    <style:style style:name="P43" style:family="paragraph" style:parent-style-name="Text_20_body">
      <style:text-properties fo:language="ru" fo:country="RU" officeooo:rsid="00883c93" officeooo:paragraph-rsid="00883c93"/>
    </style:style>
    <style:style style:name="P44" style:family="paragraph" style:parent-style-name="Text_20_body">
      <style:paragraph-properties fo:text-align="center" style:justify-single-word="false"/>
      <style:text-properties fo:language="ru" fo:country="RU" officeooo:rsid="00898365" officeooo:paragraph-rsid="00898365"/>
    </style:style>
    <style:style style:name="P45" style:family="paragraph" style:parent-style-name="Text_20_body">
      <style:paragraph-properties fo:text-align="center" style:justify-single-word="false"/>
      <style:text-properties fo:language="ru" fo:country="RU" officeooo:rsid="008ce873" officeooo:paragraph-rsid="008ce873"/>
    </style:style>
    <style:style style:name="P46" style:family="paragraph" style:parent-style-name="Text_20_body">
      <style:paragraph-properties fo:text-align="center" style:justify-single-word="false"/>
      <style:text-properties fo:language="ru" fo:country="RU" officeooo:rsid="008e3905" officeooo:paragraph-rsid="008e3905"/>
    </style:style>
    <style:style style:name="P47" style:family="paragraph" style:parent-style-name="Text_20_body">
      <style:paragraph-properties fo:text-align="center" style:justify-single-word="false"/>
      <style:text-properties fo:language="ru" fo:country="RU" officeooo:rsid="0097a350" officeooo:paragraph-rsid="0097a350"/>
    </style:style>
    <style:style style:name="P48" style:family="paragraph" style:parent-style-name="Text_20_body">
      <style:text-properties fo:language="ru" fo:country="RU" officeooo:rsid="0097a350" officeooo:paragraph-rsid="0097a350"/>
    </style:style>
    <style:style style:name="P49" style:family="paragraph" style:parent-style-name="Text_20_body">
      <style:text-properties fo:language="ru" fo:country="RU" officeooo:rsid="00999893" officeooo:paragraph-rsid="00999893"/>
    </style:style>
    <style:style style:name="P50" style:family="paragraph" style:parent-style-name="Text_20_body">
      <style:text-properties fo:language="ru" fo:country="RU" officeooo:rsid="00999893" officeooo:paragraph-rsid="009be40b"/>
    </style:style>
    <style:style style:name="P51" style:family="paragraph" style:parent-style-name="Text_20_body">
      <style:text-properties officeooo:paragraph-rsid="006ebfe2"/>
    </style:style>
    <style:style style:name="P52" style:family="paragraph" style:parent-style-name="Text_20_body">
      <style:text-properties officeooo:paragraph-rsid="00757b1e"/>
    </style:style>
    <style:style style:name="P53" style:family="paragraph" style:parent-style-name="Text_20_body">
      <style:text-properties officeooo:rsid="00794351" officeooo:paragraph-rsid="00757b1e"/>
    </style:style>
    <style:style style:name="P54" style:family="paragraph" style:parent-style-name="Text_20_body">
      <style:text-properties officeooo:rsid="008861a6" officeooo:paragraph-rsid="008861a6"/>
    </style:style>
    <style:style style:name="P55" style:family="paragraph" style:parent-style-name="Text_20_body">
      <style:paragraph-properties fo:text-align="center" style:justify-single-word="false"/>
      <style:text-properties officeooo:rsid="00898365" officeooo:paragraph-rsid="00898365"/>
    </style:style>
    <style:style style:name="P56" style:family="paragraph" style:parent-style-name="Text_20_body">
      <style:text-properties officeooo:rsid="008a4d0b" officeooo:paragraph-rsid="008a4d0b"/>
    </style:style>
    <style:style style:name="P57" style:family="paragraph" style:parent-style-name="Text_20_body">
      <style:paragraph-properties fo:text-align="center" style:justify-single-word="false"/>
      <style:text-properties officeooo:rsid="008ce873" officeooo:paragraph-rsid="008ce873"/>
    </style:style>
    <style:style style:name="P58" style:family="paragraph" style:parent-style-name="Text_20_body">
      <style:text-properties officeooo:paragraph-rsid="009be728"/>
    </style:style>
    <style:style style:name="P59" style:family="paragraph" style:parent-style-name="Text_20_body">
      <style:text-properties officeooo:rsid="009c502c" officeooo:paragraph-rsid="009c502c"/>
    </style:style>
    <style:style style:name="P60" style:family="paragraph" style:parent-style-name="Text_20_body">
      <style:text-properties officeooo:rsid="00a3714e" officeooo:paragraph-rsid="00a3714e"/>
    </style:style>
    <style:style style:name="P61" style:family="paragraph" style:parent-style-name="Text_20_body">
      <style:text-properties officeooo:rsid="00a7a9ad" officeooo:paragraph-rsid="00a7a9ad"/>
    </style:style>
    <style:style style:name="P62" style:family="paragraph" style:parent-style-name="Text_20_body">
      <style:text-properties officeooo:rsid="00a995ff" officeooo:paragraph-rsid="00a995ff"/>
    </style:style>
    <style:style style:name="P63" style:family="paragraph" style:parent-style-name="Text_20_body">
      <style:text-properties officeooo:rsid="00b0c919" officeooo:paragraph-rsid="00b0c91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officeooo:rsid="005c4ead"/>
    </style:style>
    <style:style style:name="T10" style:family="text">
      <style:text-properties fo:language="en" fo:country="US" officeooo:rsid="00844d6c"/>
    </style:style>
    <style:style style:name="T11" style:family="text">
      <style:text-properties fo:language="en" fo:country="US" officeooo:rsid="009e10fc"/>
    </style:style>
    <style:style style:name="T12" style:family="text">
      <style:text-properties fo:language="en" fo:country="US" officeooo:rsid="00a0958c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5d57c9"/>
    </style:style>
    <style:style style:name="T15" style:family="text">
      <style:text-properties fo:language="ru" fo:country="RU" officeooo:rsid="0062a6ab"/>
    </style:style>
    <style:style style:name="T16" style:family="text">
      <style:text-properties fo:language="ru" fo:country="RU" officeooo:rsid="006ba6a8"/>
    </style:style>
    <style:style style:name="T17" style:family="text">
      <style:text-properties fo:language="ru" fo:country="RU" officeooo:rsid="009fd08a"/>
    </style:style>
    <style:style style:name="T18" style:family="text">
      <style:text-properties fo:language="ru" fo:country="RU" officeooo:rsid="00a0958c"/>
    </style:style>
    <style:style style:name="T19" style:family="text">
      <style:text-properties fo:language="ru" fo:country="RU" officeooo:rsid="00a1b7bd"/>
    </style:style>
    <style:style style:name="T20" style:family="text">
      <style:text-properties fo:language="ru" fo:country="RU" officeooo:rsid="00a995ff"/>
    </style:style>
    <style:style style:name="T21" style:family="text">
      <style:text-properties fo:language="ru" fo:country="RU" officeooo:rsid="00aadfbc"/>
    </style:style>
    <style:style style:name="T22" style:family="text">
      <style:text-properties fo:language="ru" fo:country="RU" officeooo:rsid="00b37f26"/>
    </style:style>
    <style:style style:name="T23" style:family="text">
      <style:text-properties officeooo:rsid="006ebfe2"/>
    </style:style>
    <style:style style:name="T24" style:family="text">
      <style:text-properties officeooo:rsid="007242d7"/>
    </style:style>
    <style:style style:name="T25" style:family="text">
      <style:text-properties officeooo:rsid="00794351"/>
    </style:style>
    <style:style style:name="T26" style:family="text">
      <style:text-properties officeooo:rsid="007ca6a2"/>
    </style:style>
    <style:style style:name="T27" style:family="text">
      <style:text-properties officeooo:rsid="0081ffc8"/>
    </style:style>
    <style:style style:name="T28" style:family="text">
      <style:text-properties officeooo:rsid="0092aa11"/>
    </style:style>
    <style:style style:name="T29" style:family="text">
      <style:text-properties officeooo:rsid="0092b913"/>
    </style:style>
    <style:style style:name="T30" style:family="text">
      <style:text-properties officeooo:rsid="0094911c"/>
    </style:style>
    <style:style style:name="T31" style:family="text">
      <style:text-properties officeooo:rsid="00964568"/>
    </style:style>
    <style:style style:name="T32" style:family="text">
      <style:text-properties officeooo:rsid="009be40b"/>
    </style:style>
    <style:style style:name="T33" style:family="text">
      <style:text-properties officeooo:rsid="009e10fc"/>
    </style:style>
    <style:style style:name="T34" style:family="text">
      <style:text-properties officeooo:rsid="00a698c6"/>
    </style:style>
    <style:style style:name="T35" style:family="text">
      <style:text-properties officeooo:rsid="00b27212"/>
    </style:style>
    <style:style style:name="T36" style:family="text">
      <style:text-properties officeooo:rsid="00b33ed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7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ЛАБОРАТОРНАЯ РАБОТА №<text:span text:style-name="T7">2</text:span></text:p>
      <text:p text:style-name="P16">по теме:</text:p>
      <text:h text:style-name="Heading_20_1" text:outline-level="1">Тестирование «Белым ящиком»</text:h>
      <text:p text:style-name="Заголовок_20_2_20_титул"/>
      <text:p text:style-name="P7"><text:span text:style-name="T5">Выполн</text:span><text:span text:style-name="T6">ил:</text:span><text:span text:style-name="T3"> </text:span></text:p>
      <text:p text:style-name="P7"><text:span text:style-name="T4">студент ЕПК,</text:span> <text:span text:style-name="T4">группа</text:span> <text:span text:style-name="T14">И-22</text:span></text:p>
      <text:p text:style-name="P20">Синицын М. В.</text:p>
      <text:p text:style-name="P8"/>
      <text:p text:style-name="P12"><text:span text:style-name="T4">Проверил</text:span>:</text:p>
      <text:p text:style-name="P6"><text:span text:style-name="T4">преподаватель </text:span><text:span text:style-name="T7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p text:style-name="P15"><text:span text:style-name="T5">Цель работы:</text:span> изучить метод тестирования «Белым ящиком».</text:p>
      <text:p text:style-name="Text_20_body"/>
      <text:h text:style-name="Heading_20_2" text:outline-level="2">ПОРЯДОК ВЫПОЛНЕНИЯ РАБОТЫ И ФОРМА ОТЧЕТНОСТИ</text:h>
      <text:h text:style-name="Heading_20_3" text:outline-level="3">Задание 1. Разработать программу.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3">
        <text:list-item>
          <text:p text:style-name="P18">Разносторонний треугольник</text:p>
        </text:list-item>
        <text:list-item>
          <text:p text:style-name="P18">Равнобедренный треугольник</text:p>
        </text:list-item>
        <text:list-item>
          <text:p text:style-name="P18">Равносторонний треугольник</text:p>
        </text:list-item>
      </text:list>
      <text:p text:style-name="Text_20_body">Ограничения:</text:p>
      <text:p text:style-name="P13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;</text:p>
      <text:p text:style-name="P13">- если введены символы.</text:p>
      <text:h text:style-name="Heading_20_3" text:outline-level="3">Задание 2. <text:span text:style-name="T35">Н</text:span>абор тестовых вариантов для обнаружения ошибок в программе</text:h>
      <text:p text:style-name="Text_20_body">Результат оформить в следующем виде:</text:p>
      <text:p text:style-name="Text_20_body"/>
      <text:p text:style-name="Text_20_body"/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54">Номер теста</text:p>
          </table:table-cell>
          <table:table-cell table:style-name="Таблица3.B1" office:value-type="string">
            <text:p text:style-name="Text_20_body">А</text:p>
          </table:table-cell>
          <table:table-cell table:style-name="Таблица3.B1" office:value-type="string">
            <text:p text:style-name="Text_20_body">В</text:p>
          </table:table-cell>
          <table:table-cell table:style-name="Таблица3.B1" office:value-type="string">
            <text:p text:style-name="Text_20_body">С</text:p>
          </table:table-cell>
          <table:table-cell table:style-name="Таблица3.B1" office:value-type="string">
            <text:p text:style-name="Text_20_body">Ожидаемый результат</text:p>
          </table:table-cell>
          <table:table-cell table:style-name="Таблица3.B1" office:value-type="string">
            <text:p text:style-name="Text_20_body">Объект проверки</text:p>
          </table:table-cell>
        </table:table-row>
        <table:table-row table:style-name="Таблица3.2">
          <table:table-cell table:style-name="Таблица3.A1" office:value-type="string">
            <text:p text:style-name="P55">1<text:span text:style-name="T31">)</text:span></text:p>
          </table:table-cell>
          <table:table-cell table:style-name="Таблица3.B1" office:value-type="string">
            <text:p text:style-name="P23">1</text:p>
          </table:table-cell>
          <table:table-cell table:style-name="Таблица3.B1" office:value-type="string">
            <text:p text:style-name="P23">2</text:p>
          </table:table-cell>
          <table:table-cell table:style-name="Таблица3.B1" office:value-type="string">
            <text:p text:style-name="P23">3</text:p>
          </table:table-cell>
          <table:table-cell table:style-name="Таблица3.B1" office:value-type="string">
            <text:p text:style-name="P23">Программа выведет: "Длина стороны больше суммы других сторон либо равна ей"</text:p>
          </table:table-cell>
          <table:table-cell table:style-name="Таблица3.B1" office:value-type="string">
            <text:p text:style-name="P24">Программа <text:span text:style-name="T15">вывела</text:span>: "Длина стороны больше суммы других сторон либо равна ей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55">2<text:span text:style-name="T30">)</text:span></text:p>
          </table:table-cell>
          <table:table-cell table:style-name="Таблица3.B1" office:value-type="string">
            <text:p text:style-name="P28">3</text:p>
          </table:table-cell>
          <table:table-cell table:style-name="Таблица3.B1" office:value-type="string">
            <text:p text:style-name="P28">4</text:p>
          </table:table-cell>
          <table:table-cell table:style-name="Таблица3.B1" office:value-type="string">
            <text:p text:style-name="P28">5</text:p>
          </table:table-cell>
          <table:table-cell table:style-name="Таблица3.B1" office:value-type="string">
            <text:p text:style-name="P25">Программа выведет:</text:p>
            <text:p text:style-name="Text_20_body">«Площадь равна 6,000</text:p>
            <text:p text:style-name="Text_20_body">Треугольник Разносторонний»</text:p>
            <text:p text:style-name="Text_20_body"/>
          </table:table-cell>
          <table:table-cell table:style-name="Таблица3.B1" office:value-type="string">
            <text:p text:style-name="P26">Программа вы<text:span text:style-name="T16">вела:</text:span></text:p>
            <text:p text:style-name="P30">«Площадь равна 6,000</text:p>
            <text:p text:style-name="P30">Треугольник Разносторонний»</text:p>
          </table:table-cell>
        </table:table-row>
        <table:table-row table:style-name="Таблица3.4">
          <table:table-cell table:style-name="Таблица3.A4" office:value-type="string">
            <text:p text:style-name="P44">3<text:span text:style-name="T30">)</text:span></text:p>
          </table:table-cell>
          <table:table-cell table:style-name="Таблица3.B4" office:value-type="string">
            <text:p text:style-name="P21">2 </text:p>
          </table:table-cell>
          <table:table-cell table:style-name="Таблица3.B4" office:value-type="string">
            <text:p text:style-name="P21">2</text:p>
          </table:table-cell>
          <table:table-cell table:style-name="Таблица3.B4" office:value-type="string">
            <text:p text:style-name="P21">3</text:p>
          </table:table-cell>
          <table:table-cell table:style-name="Таблица3.B4" office:value-type="string">
            <text:p text:style-name="P31">Программа выведет:</text:p>
            <text:p text:style-name="Text_20_body">«Площадь равна 1,984</text:p>
            <text:p text:style-name="Text_20_body">Треугольник равнобедренный»</text:p>
          </table:table-cell>
          <table:table-cell table:style-name="Таблица3.B4" office:value-type="string">
            <text:p text:style-name="P32">Программа вы<text:span text:style-name="T23">вела</text:span>:</text:p>
            <text:p text:style-name="P51">«Площадь равна 1,984</text:p>
            <text:p text:style-name="P51">Треугольник равнобедренный»</text:p>
          </table:table-cell>
        </table:table-row>
        <table:table-row table:style-name="Таблица3.4">
          <table:table-cell table:style-name="Таблица3.A4" office:value-type="string">
            <text:p text:style-name="P44">4<text:span text:style-name="T30">)</text:span></text:p>
          </table:table-cell>
          <table:table-cell table:style-name="Таблица3.B4" office:value-type="string">
            <text:p text:style-name="P34">0</text:p>
          </table:table-cell>
          <table:table-cell table:style-name="Таблица3.B4" office:value-type="string">
            <text:p text:style-name="P34">0</text:p>
          </table:table-cell>
          <table:table-cell table:style-name="Таблица3.B4" office:value-type="string">
            <text:p text:style-name="P34">0</text:p>
          </table:table-cell>
          <table:table-cell table:style-name="Таблица3.B4" office:value-type="string">
            <text:p text:style-name="P35">Программа выведет строку «Некорректный ввод» <text:span text:style-name="T24">и завершит работу после ввода первого нуля</text:span></text:p>
          </table:table-cell>
          <table:table-cell table:style-name="Таблица3.B4" office:value-type="string">
            <text:p text:style-name="P36">Программа выводит сообщение только в окне отладки среды разработки, при запуске с исполняемого файла она закрывается без вывода сообщения</text:p>
          </table:table-cell>
        </table:table-row>
      </table:table>
      <text:p text:style-name="Text_20_body"><text:span text:style-name="T8"/></text:p>
      <text:h text:style-name="Heading_20_3" text:outline-level="3"><text:soft-page-break/>Задание 3. Разработать программу</text:h>
      <text:p text:style-name="Text_20_body">Даны длины сторон треугольника, определить вид треугольника и его площадь. Выполнить контроль вводимых чисел.</text:p>
      <text:list text:style-name="WWNum4">
        <text:list-item>
          <text:p text:style-name="P19">Остроугольный треугольник</text:p>
        </text:list-item>
        <text:list-item>
          <text:p text:style-name="P19">Тупоугольный треугольник</text:p>
        </text:list-item>
        <text:list-item>
          <text:p text:style-name="P19">Прямоугольный треугольник</text:p>
        </text:list-item>
      </text:list>
      <text:p text:style-name="Text_20_body"/>
      <text:p text:style-name="P52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56">Номер теста</text:p>
          </table:table-cell>
          <table:table-cell table:style-name="Таблица1.B1" office:value-type="string">
            <text:p text:style-name="P52">А</text:p>
          </table:table-cell>
          <table:table-cell table:style-name="Таблица1.B1" office:value-type="string">
            <text:p text:style-name="P52">В</text:p>
          </table:table-cell>
          <table:table-cell table:style-name="Таблица1.B1" office:value-type="string">
            <text:p text:style-name="P52">С</text:p>
          </table:table-cell>
          <table:table-cell table:style-name="Таблица1.B1" office:value-type="string">
            <text:p text:style-name="P52">Ожидаемый результат</text:p>
          </table:table-cell>
          <table:table-cell table:style-name="Таблица1.B1" office:value-type="string">
            <text:p text:style-name="P52">Объект проверки</text:p>
          </table:table-cell>
        </table:table-row>
        <table:table-row table:style-name="Таблица1.2">
          <table:table-cell table:style-name="Таблица1.A1" office:value-type="string">
            <text:p text:style-name="P57">5<text:span text:style-name="T29">)</text:span></text:p>
          </table:table-cell>
          <table:table-cell table:style-name="Таблица1.B1" office:value-type="string">
            <text:p text:style-name="P27">1</text:p>
          </table:table-cell>
          <table:table-cell table:style-name="Таблица1.B1" office:value-type="string">
            <text:p text:style-name="P27">2</text:p>
          </table:table-cell>
          <table:table-cell table:style-name="Таблица1.B1" office:value-type="string">
            <text:p text:style-name="P27">3</text:p>
          </table:table-cell>
          <table:table-cell table:style-name="Таблица1.B1" office:value-type="string">
            <text:p text:style-name="P27">Программа выведет: "Длина стороны больше суммы других сторон либо равна ей"</text:p>
          </table:table-cell>
          <table:table-cell table:style-name="Таблица1.B1" office:value-type="string">
            <text:p text:style-name="P27">Программа <text:span text:style-name="T15">вывела</text:span>: "Длина стороны больше суммы других сторон либо равна ей</text:p>
          </table:table-cell>
        </table:table-row>
        <table:table-row table:style-name="Таблица1.3">
          <table:table-cell table:style-name="Таблица1.A1" office:value-type="string">
            <text:p text:style-name="P57">6<text:span text:style-name="T29">)</text:span></text:p>
          </table:table-cell>
          <table:table-cell table:style-name="Таблица1.B1" office:value-type="string">
            <text:p text:style-name="P29">3</text:p>
          </table:table-cell>
          <table:table-cell table:style-name="Таблица1.B1" office:value-type="string">
            <text:p text:style-name="P29">4</text:p>
          </table:table-cell>
          <table:table-cell table:style-name="Таблица1.B1" office:value-type="string">
            <text:p text:style-name="P29">5</text:p>
          </table:table-cell>
          <table:table-cell table:style-name="Таблица1.B1" office:value-type="string">
            <text:p text:style-name="P27">Программа выведет:</text:p>
            <text:p text:style-name="P53">Площадь равна 6,000</text:p>
            <text:p text:style-name="P53">Треугольник Разносторонний</text:p>
            <text:p text:style-name="P53">Треугольник прямоугольный</text:p>
          </table:table-cell>
          <table:table-cell table:style-name="Таблица1.B1" office:value-type="string">
            <text:p text:style-name="P27">Программа вы<text:span text:style-name="T16">вела:</text:span></text:p>
            <text:p text:style-name="P52">«Площадь равна 6,000</text:p>
            <text:p text:style-name="P58">Треугольник Разносторонний <text:span text:style-name="T25">Треугольник прямоугольный</text:span>», </text:p>
          </table:table-cell>
        </table:table-row>
        <text:soft-page-break/>
        <table:table-row table:style-name="Таблица1.4">
          <table:table-cell table:style-name="Таблица1.A4" office:value-type="string">
            <text:p text:style-name="P45">7<text:span text:style-name="T28">)</text:span></text:p>
          </table:table-cell>
          <table:table-cell table:style-name="Таблица1.B4" office:value-type="string">
            <text:p text:style-name="P22">2 </text:p>
          </table:table-cell>
          <table:table-cell table:style-name="Таблица1.B4" office:value-type="string">
            <text:p text:style-name="P22">2</text:p>
          </table:table-cell>
          <table:table-cell table:style-name="Таблица1.B4" office:value-type="string">
            <text:p text:style-name="P22">3</text:p>
          </table:table-cell>
          <table:table-cell table:style-name="Таблица1.B4" office:value-type="string">
            <text:p text:style-name="P33">Программа выведет:</text:p>
            <text:p text:style-name="P52">«Площадь равна 1,984</text:p>
            <text:p text:style-name="P52">Треугольник равнобедренный»</text:p>
            <text:p text:style-name="P52">Треугольник тупоугольный</text:p>
          </table:table-cell>
          <table:table-cell table:style-name="Таблица1.B4" office:value-type="string">
            <text:p text:style-name="P33">Программа вы<text:span text:style-name="T23">вела</text:span>:</text:p>
            <text:p text:style-name="P52">«Площадь равна 1,984</text:p>
            <text:p text:style-name="P52">Треугольник равнобедренный»</text:p>
            <text:p text:style-name="P52">Треугольник тупоугольный</text:p>
          </table:table-cell>
        </table:table-row>
        <table:table-row table:style-name="Таблица1.5">
          <table:table-cell table:style-name="Таблица1.A4" office:value-type="string">
            <text:p text:style-name="P46"><text:span text:style-name="T11">8</text:span><text:span text:style-name="T28">)</text:span></text:p>
          </table:table-cell>
          <table:table-cell table:style-name="Таблица1.B4" office:value-type="string">
            <text:p text:style-name="P37">5</text:p>
          </table:table-cell>
          <table:table-cell table:style-name="Таблица1.B4" office:value-type="string">
            <text:p text:style-name="P37">12</text:p>
          </table:table-cell>
          <table:table-cell table:style-name="Таблица1.B4" office:value-type="string">
            <text:p text:style-name="P37">13</text:p>
          </table:table-cell>
          <table:table-cell table:style-name="Таблица1.B4" office:value-type="string">
            <text:p text:style-name="P37">Программа выведет:</text:p>
            <text:p text:style-name="P37">«Площадь равна 30,000</text:p>
            <text:p text:style-name="P38">Треугольник Разносторонний</text:p>
            <text:p text:style-name="P41">Треугольник остроугольный</text:p>
            <text:p text:style-name="P38">»</text:p>
          </table:table-cell>
          <table:table-cell table:style-name="Таблица1.B4" office:value-type="string">
            <text:p text:style-name="P39">Программа в<text:span text:style-name="T27">ывела</text:span></text:p>
            <text:p text:style-name="P39">«Площадь равна 30,000</text:p>
            <text:p text:style-name="P39">Треугольник Разносторонний</text:p>
            <text:p text:style-name="P40">»<text:span text:style-name="T26">вывода типа треугольника по углам не последовало</text:span></text:p>
          </table:table-cell>
        </table:table-row>
        <table:table-row table:style-name="Таблица1.6">
          <table:table-cell table:style-name="Таблица1.A4" office:value-type="string">
            <text:p text:style-name="P46"><text:span text:style-name="T11">9</text:span><text:span text:style-name="T28">)</text:span></text:p>
          </table:table-cell>
          <table:table-cell table:style-name="Таблица1.B4" office:value-type="string">
            <text:p text:style-name="P37">«<text:span text:style-name="T10">d”</text:span></text:p>
          </table:table-cell>
          <table:table-cell table:style-name="Таблица1.B4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B4" office:value-type="string">
            <text:p text:style-name="P42">Программа обработает исключение и выдаст сообщение пользователю</text:p>
          </table:table-cell>
          <table:table-cell table:style-name="Таблица1.B4" office:value-type="string">
            <text:p text:style-name="P43">Программа завершила свою работу не обработав исключение</text:p>
          </table:table-cell>
        </table:table-row>
        <text:soft-page-break/>
        <table:table-row table:style-name="Таблица1.6">
          <table:table-cell table:style-name="Таблица1.A4" office:value-type="string">
            <text:p text:style-name="P47">1<text:span text:style-name="T11">0</text:span>)</text:p>
          </table:table-cell>
          <table:table-cell table:style-name="Таблица1.B4" office:value-type="string">
            <text:p text:style-name="P48">3</text:p>
          </table:table-cell>
          <table:table-cell table:style-name="Таблица1.B4" office:value-type="string">
            <text:p text:style-name="P48">3</text:p>
          </table:table-cell>
          <table:table-cell table:style-name="Таблица1.B4" office:value-type="string">
            <text:p text:style-name="P48">3</text:p>
          </table:table-cell>
          <table:table-cell table:style-name="Таблица1.B4" office:value-type="string">
            <text:p text:style-name="P49">Программа выведет:</text:p>
            <text:p text:style-name="P49">«Площадь равна 3,897</text:p>
            <text:p text:style-name="P49">Треугольник Равносторонний</text:p>
            <text:p text:style-name="P49">Треугольник Остроугольный»</text:p>
          </table:table-cell>
          <table:table-cell table:style-name="Таблица1.B4" office:value-type="string">
            <text:p text:style-name="P50">Программа выве<text:span text:style-name="T32">ла</text:span>:</text:p>
            <text:p text:style-name="P43">Площадь равна 3,897</text:p>
            <text:p text:style-name="P43">Треугольник Равносторонний</text:p>
            <text:p text:style-name="P43">Треугольник Остроугольный</text:p>
          </table:table-cell>
        </table:table-row>
      </table:table>
      <text:p text:style-name="P52">Ограничения:</text:p>
      <text:p text:style-name="P13">- три числа не могут быть определены как стороны треугольника;<text:line-break/>- если хотя бы одно из них меньше или равно 0;<text:line-break/>- сумма двух из них меньше третьего.</text:p>
      <text:p text:style-name="Text_20_body">Подготовить набор тестовых вариантов для обнаружения ошибок в программе и оформить результат.</text:p>
      <text:h text:style-name="Heading_20_3" text:outline-level="3">Задание 4. <text:span text:style-name="T36">Рекомендации по исправлению ошибок</text:span></text:h>
      <text:p text:style-name="P59"><text:span text:style-name="T34">1)</text:span>На основании тестов<text:span text:style-name="T33"> </text:span><text:span text:style-name="T11">9, 4 </text:span><text:span text:style-name="T17">можно сделать вывод касательно недоработок и ошибок в программе. Основные проблемы в созданной программе связаны с обработкой исключений, </text:span><text:span text:style-name="T18">такие как ввод строк(непредусмотренный данной программой</text:span><text:span text:style-name="T12">) </text:span><text:span text:style-name="T18">и ввод </text:span><text:span text:style-name="T18">неуд</text:span><text:span text:style-name="T19">ов</text:span><text:span text:style-name="T18">летворяющих</text:span><text:span text:style-name="T18"> условиям значений как например 0 и отрицательные числа.</text:span></text:p>
      <text:p text:style-name="P60"><text:span text:style-name="T18">Р</text:span><text:span text:style-name="T13">екомендуется : улучшить обработку исключений в программе, чтобы избежать проблем с её аварийным завершением.</text:span></text:p>
      <text:p text:style-name="P61"><text:span text:style-name="T13">2)</text:span><text:span text:style-name="T20">На основании теста 8 можно сделать вывод, что ещё не весь заявленный функционал программы корректно работает, в некоторых ситуациях тип треугольника не определяется, хотя должен</text:span></text:p>
      <text:p text:style-name="P62"><text:span text:style-name="T13">Рекомендуется: </text:span><text:span text:style-name="T21">найти и устранить ошибки а также доделать реализацию заявленного функционала, чтобы пользователь мог получить все данные , которые должна выдавать данная программа.</text:span></text:p>
      <text:h text:style-name="Heading_20_3" text:outline-level="3"><text:span text:style-name="T21">В</text:span><text:span text:style-name="T13">ывод</text:span></text:h>
      <text:p text:style-name="P63"><text:span text:style-name="T13">Было проведено подробное тестирование созданной программы и выработаны рекомендации по улучшению программного продукта, для корректной работы функционала программы. Подробные </text:span><text:span text:style-name="T22">рекомендации были написаны в разделе «Рекомендации по исправлению ошибок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5H52M59S</meta:editing-duration>
    <meta:editing-cycles>77</meta:editing-cycles>
    <meta:generator>LibreOffice/24.2.0.3$Windows_X86_64 LibreOffice_project/da48488a73ddd66ea24cf16bbc4f7b9c08e9bea1</meta:generator>
    <dc:title>Реферат ГОСТ</dc:title>
    <dc:date>2024-02-19T00:47:55.935000000</dc:date>
    <meta:document-statistic meta:table-count="2" meta:image-count="0" meta:object-count="0" meta:page-count="6" meta:paragraph-count="143" meta:word-count="591" meta:character-count="4326" meta:non-whitespace-character-count="3879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